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D5000000949D6D19E1F63AB40D.png" manifest:media-type="image/png"/>
  <manifest:file-entry manifest:full-path="Pictures/10000201000003A5000001C248C9B75A403CF0E4.png" manifest:media-type="image/png"/>
  <manifest:file-entry manifest:full-path="Pictures/10000000000009AC000000B87FDA9EBC08578B33.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 svg:font-family="Roboto, sans-serif"/>
    <style:font-face style:name="arial" svg:font-family="arial, sans-serif"/>
    <style:font-face style:name="Alef" svg:font-family="Alef" style:font-pitch="variable"/>
    <style:font-face style:name="Decima Nova Pro" svg:font-family="'Decima Nova Pr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Decima Nova Pro1" svg:font-family="'Decima Nova Pro'"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cm" fo:margin-right="0cm" fo:margin-top="0.423cm" fo:margin-bottom="0.212cm" style:contextual-spacing="false" fo:line-height="108%" fo:text-align="justify" style:justify-single-word="false" fo:keep-together="auto" fo:orphans="2" fo:widows="2" fo:text-indent="0cm" style:auto-text-indent="false" fo:padding="0cm" fo:border="none" fo:keep-with-next="always"/>
      <style:text-properties fo:font-variant="normal" fo:text-transform="none" fo:color="#000000" loext:opacity="100%" style:text-line-through-style="none" style:text-line-through-type="none" style:text-position="0% 100%" style:font-name="Liberation Sans" fo:font-size="14pt" fo:font-style="normal" style:text-underline-style="none" fo:font-weight="normal" style:font-name-asian="Liberation Sans2" style:font-size-asian="14pt" style:font-style-asian="normal" style:font-weight-asian="normal" style:font-name-complex="Liberation Sans2" style:font-size-complex="14pt"/>
    </style:style>
    <style:style style:name="P2" style:family="paragraph" style:parent-style-name="Standard">
      <style:paragraph-properties fo:margin-left="0cm" fo:margin-right="0cm" fo:margin-top="0cm" fo:margin-bottom="0.282cm" style:contextual-spacing="false" fo:line-height="108%" fo:text-align="justify"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Decima Nova Pro" fo:font-size="11pt" fo:font-style="normal" style:text-underline-style="none" fo:font-weight="normal" style:font-name-asian="Decima Nova Pro1" style:font-size-asian="11pt" style:font-style-asian="normal" style:font-weight-asian="normal" style:font-name-complex="Decima Nova Pro1" style:font-size-complex="11pt"/>
    </style:style>
    <style:style style:name="P3" style:family="paragraph" style:parent-style-name="Heading_20_1">
      <style:paragraph-properties fo:margin-left="0cm" fo:margin-right="0cm" fo:text-indent="0cm" style:auto-text-indent="false"/>
      <style:text-properties style:font-name="Alef"/>
    </style:style>
    <style:style style:name="P4" style:family="paragraph" style:parent-style-name="Standard">
      <style:paragraph-properties fo:margin-left="0cm" fo:margin-right="0cm" fo:text-indent="0cm" style:auto-text-indent="false"/>
      <style:text-properties style:font-name="Alef"/>
    </style:style>
    <style:style style:name="P5" style:family="paragraph" style:parent-style-name="Standard">
      <style:paragraph-properties>
        <style:tab-stops>
          <style:tab-stop style:position="3.254cm"/>
        </style:tab-stops>
      </style:paragraph-properties>
    </style:style>
    <style:style style:name="P6" style:family="paragraph" style:parent-style-name="Standard">
      <style:text-properties style:font-name="Alef"/>
    </style:style>
    <style:style style:name="P7" style:family="paragraph" style:parent-style-name="Standard">
      <style:text-properties style:font-name="Alef" fo:font-weight="bold" style:font-weight-asian="bold"/>
    </style:style>
    <style:style style:name="P8" style:family="paragraph" style:parent-style-name="Standard">
      <style:paragraph-properties fo:margin-left="1.27cm" fo:margin-right="0cm" fo:margin-top="0cm" fo:margin-bottom="0cm" style:contextual-spacing="false" fo:text-indent="-0.635cm" style:auto-text-indent="false"/>
      <style:text-properties style:font-name="Alef"/>
    </style:style>
    <style:style style:name="P9" style:family="paragraph" style:parent-style-name="Standard">
      <style:paragraph-properties fo:margin-left="1.27cm" fo:margin-right="0cm" fo:margin-top="0cm" fo:margin-bottom="0cm" style:contextual-spacing="false" fo:text-indent="-0.635cm" style:auto-text-indent="false"/>
      <style:text-properties style:font-name="Alef" officeooo:rsid="00068221" officeooo:paragraph-rsid="00068221"/>
    </style:style>
    <style:style style:name="P10" style:family="paragraph" style:parent-style-name="Standard">
      <style:paragraph-properties fo:margin-left="1.27cm" fo:margin-right="0cm" fo:margin-top="0cm" fo:margin-bottom="0cm" style:contextual-spacing="false" fo:text-indent="-0.635cm" style:auto-text-indent="false"/>
      <style:text-properties style:font-name="Alef" officeooo:paragraph-rsid="00068221"/>
    </style:style>
    <style:style style:name="P11" style:family="paragraph" style:parent-style-name="Standard">
      <style:paragraph-properties fo:margin-left="1.27cm" fo:margin-right="0cm" fo:margin-top="0cm" fo:margin-bottom="0cm" style:contextual-spacing="false" fo:text-indent="-0.635cm" style:auto-text-indent="false"/>
      <style:text-properties style:font-name="Alef" fo:font-style="italic" style:font-style-asian="italic"/>
    </style:style>
    <style:style style:name="P12" style:family="paragraph" style:parent-style-name="Standard">
      <style:paragraph-properties fo:margin-left="1.27cm" fo:margin-right="0cm" fo:margin-top="0cm" fo:margin-bottom="0cm" style:contextual-spacing="false" fo:text-indent="-0.635cm" style:auto-text-indent="false"/>
      <style:text-properties style:font-name="Alef" fo:font-style="normal" officeooo:rsid="00068221" officeooo:paragraph-rsid="00068221" style:font-style-asian="normal" style:font-style-complex="normal"/>
    </style:style>
    <style:style style:name="P13" style:family="paragraph" style:parent-style-name="Subtitle">
      <style:text-properties style:font-name="Alef"/>
    </style:style>
    <style:style style:name="P14" style:family="paragraph" style:parent-style-name="Standard">
      <style:paragraph-properties fo:margin-left="0.635cm" fo:margin-right="0cm" fo:margin-top="0cm" fo:margin-bottom="0cm" style:contextual-spacing="false" fo:text-indent="0cm" style:auto-text-indent="false"/>
      <style:text-properties style:font-name="Alef"/>
    </style:style>
    <style:style style:name="P15" style:family="paragraph" style:parent-style-name="Title" style:master-page-name="Standard">
      <style:paragraph-properties style:page-number="1"/>
      <style:text-properties style:font-name="Alef"/>
    </style:style>
    <style:style style:name="P16" style:family="paragraph" style:parent-style-name="Standard">
      <style:paragraph-properties fo:margin-left="1.27cm" fo:margin-right="0cm" fo:margin-top="0cm" fo:margin-bottom="0cm" style:contextual-spacing="false" fo:text-indent="-0.635cm" style:auto-text-indent="false"/>
      <style:text-properties style:font-name="Alef"/>
    </style:style>
    <style:style style:name="P17" style:family="paragraph" style:parent-style-name="Standard" style:list-style-name="WWNum1">
      <style:paragraph-properties fo:margin-left="1.27cm" fo:margin-right="0cm" fo:margin-top="0cm" fo:margin-bottom="0cm" style:contextual-spacing="false" fo:text-indent="-0.635cm" style:auto-text-indent="false"/>
      <style:text-properties style:font-name="Alef"/>
    </style:style>
    <style:style style:name="P18" style:family="paragraph" style:parent-style-name="Standard" style:list-style-name="WWNum1">
      <style:paragraph-properties fo:margin-left="1.27cm" fo:margin-right="0cm" fo:margin-top="0cm" fo:margin-bottom="0cm" style:contextual-spacing="false" fo:text-indent="-0.635cm" style:auto-text-indent="false"/>
      <style:text-properties style:font-name="Alef" officeooo:rsid="00068221" officeooo:paragraph-rsid="00068221"/>
    </style:style>
    <style:style style:name="P19" style:family="paragraph" style:parent-style-name="Standard">
      <style:paragraph-properties fo:margin-left="1.27cm" fo:margin-right="0cm" fo:text-indent="-0.635cm" style:auto-text-indent="false"/>
      <style:text-properties style:font-name="Alef"/>
    </style:style>
    <style:style style:name="P20" style:family="paragraph" style:parent-style-name="Standard" style:list-style-name="WWNum1">
      <style:paragraph-properties fo:margin-left="1.27cm" fo:margin-right="0cm" fo:text-indent="-0.635cm" style:auto-text-indent="false"/>
      <style:text-properties style:font-name="Alef"/>
    </style:style>
    <style:style style:name="P21" style:family="paragraph" style:parent-style-name="Standard">
      <style:paragraph-properties fo:margin-left="1.27cm" fo:margin-right="0cm" fo:text-indent="-0.635cm" style:auto-text-indent="false"/>
      <style:text-properties style:font-name="Alef" officeooo:rsid="000ad433" officeooo:paragraph-rsid="000ad433"/>
    </style:style>
    <style:style style:name="P22" style:family="paragraph" style:parent-style-name="Standard">
      <style:paragraph-properties fo:margin-left="0cm" fo:margin-right="0cm" fo:margin-top="0cm" fo:margin-bottom="0cm" style:contextual-spacing="false" fo:text-indent="0cm" style:auto-text-indent="false"/>
      <style:text-properties style:font-name="Alef"/>
    </style:style>
    <style:style style:name="T1" style:family="text">
      <style:text-properties fo:font-style="italic" style:font-style-asian="italic"/>
    </style:style>
    <style:style style:name="T2" style:family="text">
      <style:text-properties officeooo:rsid="00068221"/>
    </style:style>
    <style:style style:name="T3" style:family="text">
      <style:text-properties fo:font-style="normal" officeooo:rsid="00068221" style:font-style-asian="normal" style:font-style-complex="normal"/>
    </style:style>
    <style:style style:name="T4" style:family="text">
      <style:text-properties officeooo:rsid="00091b8c"/>
    </style:style>
    <style:style style:name="T5" style:family="text">
      <style:text-properties officeooo:rsid="000934f9"/>
    </style:style>
    <style:style style:name="T6" style:family="text">
      <style:text-properties officeooo:rsid="000aa9e3"/>
    </style:style>
    <style:style style:name="T7" style:family="text">
      <style:text-properties officeooo:rsid="000acc7b"/>
    </style:style>
    <style:style style:name="T8" style:family="text">
      <style:text-properties officeooo:rsid="000ad433"/>
    </style:style>
    <style:style style:name="T9" style:family="text">
      <style:text-properties fo:font-variant="normal" fo:text-transform="none" fo:color="#222222" loext:opacity="100%" style:font-name="Roboto" fo:letter-spacing="normal" fo:font-style="normal" fo:font-weight="normal"/>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1.623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 text:name="_tbuzqvd8kygt"/>SISTEMAS DE GESTIÓN EMPRESARIAL</text:p>
      <text:p text:style-name="P13"><text:bookmark text:name="_v1lm7xsifxcs"/>TEMA 6: INSTALACIÓN Y DESPLIEGUE DE ODOO</text:p>
      <text:p text:style-name="P6"/>
      <text:p text:style-name="P3"><text:bookmark text:name="_k9k6uz9xq7m7"/>PREGUNTAS SOBRE APARTADOS 2.5 y 2.6</text:p>
      <text:p text:style-name="P6">(Criterios básicos de evaluación del sistema ERP y Sistemas ERP de software libre disponibles en el mercado).</text:p>
      <text:list xml:id="list2347819783" text:style-name="WWNum1">
        <text:list-item>
          <text:p text:style-name="P17">Enumera los diferentes aspectos funcionales a tener en cuenta a la hora de evaluar un ERP.</text:p>
          <text:p text:style-name="P17"/>
          <text:p text:style-name="P18">Módulos del sistema ERP, facilidad de uso, adaptabilidad y flexibilidad, que sea multilenguaje, multimoneda y multialmacén, que permita la intercción con otros sistemas, que sea sencillo a la hora de realizar desarrollos propios y que tenga herramientas de reporting.</text:p>
          <text:p text:style-name="P18"/>
        </text:list-item>
        <text:list-item>
          <text:p text:style-name="P17">¿Qué entendemos como adaptabilidad y flexibilidad como un aspecto funcional de un ERP? Explícalo con tus propias palabras.</text:p>
        </text:list-item>
      </text:list>
      <text:p text:style-name="P8"><text:tab/></text:p>
      <text:p text:style-name="P8"><text:tab/><text:span text:style-name="T2">Un ERP tiene que ser </text:span><text:span text:style-name="T8">fácilmente</text:span><text:span text:style-name="T2"> adaptable a las necesidades de la empresa y para ello tiene que ser flexible, es decir, que pueda ser manipulado en función de la situación.</text:span></text:p>
      <text:p text:style-name="P8"/>
      <text:list xml:id="list113332011891776" text:continue-numbering="true" text:style-name="WWNum1">
        <text:list-item>
          <text:p text:style-name="P17">¿Por qué crees que es importante que un ERP tenga una buena herramienta de <text:span text:style-name="T1">reporting</text:span>?</text:p>
        </text:list-item>
      </text:list>
      <text:p text:style-name="P8"/>
      <text:p text:style-name="P8"><text:tab/><text:span text:style-name="T2">Los informes siempre son importantes, básicamente albergan toda la información de la empresa, por eso se precisa que estos se realicen con cierta calidad. Necesitamos tener informes del estado de la empresa (balance económico, ventas, etc).</text:span></text:p>
      <text:p text:style-name="P8"/>
      <text:list xml:id="list113333241041664" text:continue-numbering="true" text:style-name="WWNum1">
        <text:list-item>
          <text:p text:style-name="P17">Enumera los diferentes aspectos técnicos a tener en cuenta a la hora de evaluar un ERP.</text:p>
        </text:list-item>
      </text:list>
      <text:p text:style-name="P8"/>
      <text:p text:style-name="P8"><text:tab/><text:span text:style-name="T2">Que sea adaptable a la estructura de la empresa, que tenga una arquitectura Cliente/Servidor,</text:span></text:p>
      <text:p text:style-name="P8"><text:tab/><text:span text:style-name="T2">que posea una base de datos (ya sea propia o comercial), que disponga de documentación para los usuarios, documentación técnica, lenguajes y herramientas de programación para adaptar el sistema a las necesidades, que disponga de algún tipo de seguridad, que tenga un sistema de copias de seguridad, que la instalación y el trabajo del servicio técnico sea remota y por último que sea multiplataforma.</text:span></text:p>
      <text:p text:style-name="P8"><text:soft-page-break/></text:p>
      <text:list xml:id="list113332282308152" text:continue-numbering="true" text:style-name="WWNum1">
        <text:list-item>
          <text:p text:style-name="P17">Explica con tus propias palabras los aspectos técnicos de <text:span text:style-name="T1">back-up</text:span> y de <text:span text:style-name="T1">seguridad.</text:span></text:p>
        </text:list-item>
      </text:list>
      <text:p text:style-name="P11"/>
      <text:p text:style-name="P10"><text:span text:style-name="T1"><text:tab/></text:span><text:span text:style-name="T3">Back-up: se precisa del almacenamiento de información de la empresa para su posterior consulta o restablecimiento.</text:span></text:p>
      <text:p text:style-name="P12"><text:tab/>Seguridad: se precisa de algún tipo de seguridad para que un empleado menor no pueda acceder a características del sistema de un empleado de cargo superior.</text:p>
      <text:p text:style-name="P12"><text:tab/> </text:p>
      <text:p text:style-name="P11"/>
      <text:p text:style-name="P11"/>
      <text:p text:style-name="P11"/>
      <text:list xml:id="list113332436262434" text:continue-numbering="true" text:style-name="WWNum1">
        <text:list-item>
          <text:p text:style-name="P17">Enumera los diferentes aspectos económicos a tener en cuenta a la hora de evaluar un ERP.</text:p>
        </text:list-item>
      </text:list>
      <text:p text:style-name="P8"/>
      <text:p text:style-name="P9"><text:tab/>Costes del ERP (cuanto cuesta adquirir el sistema), el costo de licencias, el coste del hardware y el coste de implementación. </text:p>
      <text:p text:style-name="P9"/>
      <text:p text:style-name="P8"/>
      <text:list xml:id="list113333036789592" text:continue-numbering="true" text:style-name="WWNum1">
        <text:list-item>
          <text:p text:style-name="P17">¿Crees que una solución de software libre puede salir, a la larga, más cara que una solución con licencia propietaria? ¿Por qué?</text:p>
        </text:list-item>
      </text:list>
      <text:p text:style-name="P8"/>
      <text:p text:style-name="P8"><text:tab/><text:span text:style-name="T4">Al adquirir una solución de software libre puede que en primer lugar cubra todas nuestras necesidades, mas a medida que la empresa evolucione puede que ya no deje de cubrirlas y entonces tengamos que hacer una remodelación del ERP y ello puede suponer un gran desembolso económico. </text:span><text:span text:style-name="T5">Por otra parte un software propietario no puede ser modificado por el usuario asique si queremos realizar cualquier cambio deberíamos ponernos en contacto con la empresa que desarrollo el software.</text:span></text:p>
      <text:p text:style-name="P14"/>
      <text:p text:style-name="P8"><text:tab/></text:p>
      <text:list xml:id="list113331612656435" text:continue-numbering="true" text:style-name="WWNum1">
        <text:list-item>
          <text:p text:style-name="P17">Investiga que es el SaaS en el contexto de sistemas ERP y explica con tus palabras si puede ser una solución para abaratar costes.</text:p>
        </text:list-item>
      </text:list>
      <text:p text:style-name="P8"><text:tab/></text:p>
      <text:p text:style-name="P8"><text:tab/>La gran diferencia, es que el usuario deja de tener la propiedad de la licencia, que pertenece al proveedor de soluciones y accede al uso de las aplicaciones a través de un contrato de alquiler. Habitualmente el pago se realiza en función de los módulos de las aplicaciones del ERP que se utilizan y el número de usuarios.</text:p>
      <text:p text:style-name="P8"><text:tab/></text:p>
      <text:list xml:id="list113332339437193" text:continue-numbering="true" text:style-name="WWNum1">
        <text:list-item>
          <text:p text:style-name="P17">Enumera los diferentes aspectos del proveedor a tener en cuenta a la hora de evaluar un ERP.</text:p>
        </text:list-item>
      </text:list>
      <text:p text:style-name="P8"/>
      <text:p text:style-name="P8"><text:tab/><text:span text:style-name="T6">Las características del mismo, la evolución del ERP, las referencias.</text:span></text:p>
      <text:p text:style-name="P8"/>
      <text:p text:style-name="P14"/>
      <text:p text:style-name="P8"><text:soft-page-break/></text:p>
      <text:list xml:id="list113333162034657" text:continue-numbering="true" text:style-name="WWNum1">
        <text:list-item>
          <text:p text:style-name="P17">Enumera los diferentes aspectos del servicio a tener en cuenta a la hora de evaluar un ERP.</text:p>
        </text:list-item>
      </text:list>
      <text:p text:style-name="P8"/>
      <text:p text:style-name="P8"><text:tab/><text:span text:style-name="T6">Servicio de implementación, metodología y tipo dde implementación, soporte y por ultimo las actualizaciones.</text:span></text:p>
      <text:p text:style-name="P8"/>
      <text:list xml:id="list113332626736645" text:continue-numbering="true" text:style-name="WWNum1">
        <text:list-item>
          <text:p text:style-name="P17">Enumera los diferentes aspectos estratégicos a tener en cuenta a la hora de evaluar un ERP.</text:p>
        </text:list-item>
      </text:list>
      <text:p text:style-name="P8"/>
      <text:p text:style-name="P8"><text:tab/><text:span text:style-name="T7">Plan estratégico de la empresa, aspectos de crecimiento, el horizonte temporal, la prevención de restructuración de personal y por último los cambios de lugar.</text:span></text:p>
      <text:p text:style-name="P8"/>
      <text:list xml:id="list113331845458620" text:continue-numbering="true" text:style-name="WWNum1">
        <text:list-item>
          <text:p text:style-name="P17">En el documento se explican algunas soluciones ERP de SW libre del mercado. Explica cada una de ellas en 5 líneas.</text:p>
        </text:list-item>
      </text:list>
      <text:p text:style-name="P8"/>
      <text:p text:style-name="P8"><text:tab/>Odoo (anteriormente OpenERP) es un completo sistema de gestión empresarial (ERP) de código abierto y sin coste de licencias que cubre las necesidades de las áreas de: Contabilidad y Finanzas, Ventas, RRHH, Compras, Proyectos, Almacenes (SGA), CRM y Fabricación entre otras. <text:span text:style-name="T8">Actualmente es una de las más usadas debido a su buena implementación.</text:span></text:p>
      <text:p text:style-name="P8"/>
      <text:p text:style-name="P8"><text:tab/>Openbravo es un ERP de Sofware libre y entorno web, enfocado a pequeñas y medianas empresas, pues el costo de las licencias de SAP, Oracle,entre otros, <text:span text:style-name="T8">fácilmente adaptable a las necesidades de la empresa</text:span> no son alcanzables para todo el mundo. <text:span text:style-name="T8">Con una fácil integración entre sistemas y muy escalable con la proyección de la empresa.</text:span></text:p>
      <text:p text:style-name="P8"/>
      <text:p text:style-name="P8"><text:tab/><text:span text:style-name="T9">Tryton es un paquete de software de administración integrado (también conocido como PGI o ERP) escrito principalmente en Python (y algo de JavaScript).</text:span></text:p>
      <text:p text:style-name="P22"><text:span text:style-name="T9"><text:tab/>Sigue una arquitectura de tres capas y de forma predeterminada es PostgreSQL y SQLite <text:tab/>(para pruebas). Se pueden utilizar diferentes clientes: aplicación nativa, aplicación web o <text:tab/>script.</text:span></text:p>
      <text:p text:style-name="P8"><text:span text:style-name="T9"/></text:p>
      <text:p text:style-name="P8"/>
      <text:list xml:id="list113331625240108" text:continue-numbering="true" text:style-name="WWNum1">
        <text:list-item>
          <text:p text:style-name="P20">Investiga y explica (también en 5 líneas) otras 3 soluciones ERP con licencia propietaria que existan en el mercado.</text:p>
        </text:list-item>
      </text:list>
      <text:p text:style-name="P19"/>
      <text:p text:style-name="P19"><text:tab/><text:span text:style-name="T8">NETSUIT:</text:span></text:p>
      <text:p text:style-name="P19"><text:tab/>NetSuite es el proveedor más destacado a nivel mundial de software de gestión de negocio en la nube. NetSuite ayuda a las empresas a gestionar sus procesos de negocios con un único sistema totalmente integrado que abarca finanzas, compras, cadena de suministro, CRM, comercio electrónico y mucho más.</text:p>
      <text:p text:style-name="P19"><text:soft-page-break/></text:p>
      <text:p text:style-name="P21">WRIKE:</text:p>
      <text:p text:style-name="P21">Wrike es un software de colaboración y gestión de proyectos en línea con lo que la gestión de tareas está centralizada junto con las funciones de colaboración sociales, todo en un solo espacio de trabajo en tiempo real. Se conectan tareas, discusiones y correos electrónicos a su plan de proyecto real.</text:p>
      <text:p text:style-name="P21"/>
      <text:p text:style-name="P21">TOTVS:</text:p>
      <text:p text:style-name="P21">Software ERP TOTVS es una herramienta dinámica y eficiente que permita la integración y administración de todos los procesos de gestión de su empresa. El programa ERP TOTVS elimina todos los procesos manuales y automatiza la integración y almacenamiento centralizado de la información. ERP TOTVS es el software que permite integrar los procesos obteniendo una agilidad y eficacia en las operaciones, obteniendo así una visión unificada de las operaciones de la empresa.</text:p>
      <text:p text:style-name="P4"/>
      <text:p text:style-name="P7">La entrega debe realizarse en formato PDF.</text:p>
      <text:p text:style-name="P6"/>
      <text:p text:style-name="Standard"/>
      <text:p text:style-name="P5"><draw:frame draw:style-name="fr1" draw:name="image2.jpg" text:anchor-type="char" svg:x="-2.004cm" svg:y="21.747cm" svg:width="21.008cm" svg:height="1.111cm" draw:z-index="8"><draw:image xlink:href="Pictures/10000000000009AC000000B87FDA9EBC08578B33.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 svg:font-family="Roboto, sans-serif"/>
    <style:font-face style:name="arial" svg:font-family="arial, sans-serif"/>
    <style:font-face style:name="Alef" svg:font-family="Alef" style:font-pitch="variable"/>
    <style:font-face style:name="Decima Nova Pro" svg:font-family="'Decima Nova Pr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Decima Nova Pro1" svg:font-family="'Decima Nova Pro'"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cima Nova Pro" fo:font-size="11pt" fo:language="es" fo:country="ES" style:letter-kerning="false" style:font-name-asian="Decima Nova Pro1" style:font-size-asian="11pt" style:language-asian="zh" style:country-asian="CN" style:font-name-complex="Decima Nova Pr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Decima Nova Pro" fo:font-size="11pt" fo:language="es" fo:country="ES" style:letter-kerning="false" style:font-name-asian="Decima Nova Pro1" style:font-size-asian="11pt" style:language-asian="zh" style:country-asian="CN" style:font-name-complex="Decima Nova Pro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706cm" fo:margin-bottom="0.071cm" style:contextual-spacing="false" fo:line-height="100%" fo:keep-together="always" fo:text-indent="-0.762cm" style:auto-text-indent="false" fo:keep-with-next="always"/>
      <style:text-properties fo:color="#dc001b" loext:opacity="100%"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left="1.016cm" fo:margin-right="0cm" fo:margin-top="0.071cm" fo:margin-bottom="0cm" style:contextual-spacing="false" fo:line-height="100%" fo:keep-together="always" fo:text-indent="-1.016cm" style:auto-text-indent="false" fo:keep-with-next="always"/>
      <style:text-properties fo:color="#dc001b" loext:opacity="100%"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left="1.27cm" fo:margin-right="0cm" fo:margin-top="0.071cm" fo:margin-bottom="0cm" style:contextual-spacing="false" fo:line-height="100%" fo:keep-together="always" fo:text-indent="-1.27cm" style:auto-text-indent="false" fo:keep-with-next="always"/>
      <style:text-properties fo:color="#dc001b" loext:opacity="100%" style:font-name="Decima Nova Pro" fo:font-family="'Decima Nova Pro'" style:font-family-generic="roman" style:font-pitch="variable" fo:font-size="14pt" style:font-name-asian="Decima Nova Pro1" style:font-family-asian="'Decima Nova Pro'" style:font-family-generic-asian="system" style:font-pitch-asian="variable" style:font-size-asian="14pt" style:font-name-complex="Decima Nova Pro1" style:font-family-complex="'Decima Nova Pro'"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1.524cm" fo:margin-right="0cm" fo:margin-top="0.071cm" fo:margin-bottom="0cm" style:contextual-spacing="false" fo:line-height="100%" fo:keep-together="always" fo:text-indent="-1.524cm" style:auto-text-indent="false" fo:keep-with-next="always"/>
      <style:text-properties fo:color="#dc001b" loext:opacity="100%" style:font-name="Decima Nova Pro" fo:font-family="'Decima Nova Pro'" style:font-family-generic="roman" style:font-pitch="variable" fo:font-size="12pt" style:font-name-asian="Decima Nova Pro1" style:font-family-asian="'Decima Nova Pro'" style:font-family-generic-asian="system" style:font-pitch-asian="variable" style:font-size-asian="12pt" style:font-name-complex="Decima Nova Pro1" style:font-family-complex="'Decima Nova Pro'"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font-variant="small-caps" fo:color="#a40014" loext:opacity="100%" style:font-name="Decima Nova Pro" fo:font-family="'Decima Nova Pro'" style:font-family-generic="roman" style:font-pitch="variable" style:font-name-asian="Decima Nova Pro1" style:font-family-asian="'Decima Nova Pro'" style:font-family-generic-asian="system" style:font-pitch-asian="variable" style:font-name-complex="Decima Nova Pro1" style:font-family-complex="'Decima Nova Pro'"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font-variant="small-caps" fo:color="#6e000d" loext:opacity="100%" style:font-name="Decima Nova Pro" fo:font-family="'Decima Nova Pro'" style:font-family-generic="roman" style:font-pitch="variable" fo:font-style="italic" style:font-name-asian="Decima Nova Pro1" style:font-family-asian="'Decima Nova Pro'" style:font-family-generic-asian="system" style:font-pitch-asian="variable" style:font-style-asian="italic" style:font-name-complex="Decima Nova Pro1" style:font-family-complex="'Decima Nova Pro'" style:font-family-generic-complex="system" style:font-pitch-complex="variable"/>
    </style:style>
    <style:style style:name="Title" style:family="paragraph" style:parent-style-name="normal" style:next-style-name="Standard" style:default-outline-level="" style:class="chapter">
      <style:paragraph-properties fo:margin-top="0cm" fo:margin-bottom="0cm" style:contextual-spacing="false" fo:line-height="85%" fo:text-align="center" style:justify-single-word="false"/>
      <style:text-properties fo:font-variant="small-caps" fo:color="#dc001b" loext:opacity="100%" style:font-name="Decima Nova Pro" fo:font-family="'Decima Nova Pro'" style:font-family-generic="roman" style:font-pitch="variable" fo:font-size="36pt" style:font-name-asian="Decima Nova Pro1" style:font-family-asian="'Decima Nova Pro'" style:font-family-generic-asian="system" style:font-pitch-asian="variable" style:font-size-asian="36pt" style:font-name-complex="Decima Nova Pro1" style:font-family-complex="'Decima Nova Pro'"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top="0cm" fo:margin-bottom="0.423cm" style:contextual-spacing="false" fo:line-height="100%" fo:text-align="center" style:justify-single-word="false"/>
      <style:text-properties fo:color="#dc001b" loext:opacity="100%" style:font-name="Decima Nova Pro" fo:font-family="'Decima Nova Pro'" style:font-family-generic="roman" style:font-pitch="variable" fo:font-size="14pt" style:font-name-asian="Decima Nova Pro1" style:font-family-asian="'Decima Nova Pro'" style:font-family-generic-asian="system" style:font-pitch-asian="variable" style:font-size-asian="14pt" style:font-name-complex="Decima Nova Pro1" style:font-family-complex="'Decima Nova Pro'" style:font-family-generic-complex="system"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423cm" fo:margin-bottom="0.212cm" style:contextual-spacing="false" fo:line-height="108%" fo:text-align="justify" style:justify-single-word="false" fo:keep-together="auto" fo:orphans="2" fo:widows="2" fo:text-indent="0cm" style:auto-text-indent="false" fo:padding="0cm" fo:border="none" fo:keep-with-next="always"/>
      <style:text-properties fo:font-variant="normal" fo:text-transform="none" fo:color="#000000" loext:opacity="100%" style:text-line-through-style="none" style:text-line-through-type="none" style:text-position="0% 100%" style:font-name="Liberation Sans" fo:font-size="14pt" fo:font-style="normal" style:text-underline-style="none" fo:font-weight="normal" style:font-name-asian="Liberation Sans2" style:font-size-asian="14pt" style:font-style-asian="normal" style:font-weight-asian="normal" style:font-name-complex="Liberation Sans2" style:font-size-complex="14pt"/>
    </style:style>
    <style:style style:name="MP2" style:family="paragraph" style:parent-style-name="Standard">
      <style:paragraph-properties fo:margin-left="0cm" fo:margin-right="0cm" fo:margin-top="0cm" fo:margin-bottom="0.282cm" style:contextual-spacing="false" fo:line-height="108%" fo:text-align="justify"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Decima Nova Pro" fo:font-size="11pt" fo:font-style="normal" style:text-underline-style="none" fo:font-weight="normal" style:font-name-asian="Decima Nova Pro1" style:font-size-asian="11pt" style:font-style-asian="normal" style:font-weight-asian="normal" style:font-name-complex="Decima Nova Pro1" style:font-size-complex="11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494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2cm" fo:margin-left="0cm" fo:margin-right="0cm" fo:margin-bottom="2.651cm" style:dynamic-spacing="true"/>
      </style:header-style>
      <style:footer-style>
        <style:header-footer-properties fo:min-height="2cm" fo:margin-left="0cm" fo:margin-right="0cm" fo:margin-top="1.9cm" style:dynamic-spacing="true"/>
      </style:footer-style>
    </style:page-layout>
  </office:automatic-styles>
  <office:master-styles>
    <style:master-page style:name="Standard" style:page-layout-name="Mpm1">
      <style:header>
        <text:p text:style-name="MP1"><draw:frame draw:style-name="Mfr1" draw:name="image3.png" text:anchor-type="char" svg:x="-0.413cm" svg:y="0.476cm" svg:width="5.211cm" svg:height="1.64cm" draw:z-index="7"><draw:image xlink:href="Pictures/10000201000001D5000000949D6D19E1F63AB40D.png" xlink:type="simple" xlink:show="embed" xlink:actuate="onLoad" draw:mime-type="image/png"/><svg:desc>C:\Users\Rafael\AppData\Local\Microsoft\Windows\INetCache\Content.Word\Logo-horizontal-segundo-nivel.png</svg:desc></draw:frame><draw:frame draw:style-name="Mfr1" draw:name="image1.png" text:anchor-type="char" svg:x="14.102cm" svg:y="0.542cm" svg:width="3.12cm" svg:height="1.51cm" draw:z-index="3"><draw:image xlink:href="Pictures/10000201000003A5000001C248C9B75A403CF0E4.png" xlink:type="simple" xlink:show="embed" xlink:actuate="onLoad" draw:mime-type="image/png"/><svg:desc>C:\Users\Rafael\AppData\Local\Microsoft\Windows\INetCache\Content.Word\segundo nivel colegio.png</svg:desc></draw:frame></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date>2021-01-21T11:33:31.207000000</dc:date>
    <meta:editing-duration>PT1H39M34S</meta:editing-duration>
    <meta:editing-cycles>3</meta:editing-cycles>
    <meta:document-statistic meta:table-count="0" meta:image-count="3" meta:object-count="0" meta:page-count="4" meta:paragraph-count="46" meta:word-count="1047" meta:character-count="6439" meta:non-whitespace-character-count="5419"/>
  </office:meta>
</office:document-meta>
</file>